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nfirmation-rate/" text:style-name="Internet_20_link" text:visited-style-name="Visited_20_Internet_20_Link"><text:span text:style-name="T1">1934. Confirmation Rate</text:span></text:a></text:p>
      <text:section text:style-name="Sect1" text:name="headlessui-popover-button-:rj:">
        <text:p text:style-name="Standard"/>
      </text:section>
      <text:p text:style-name="P4">Medium</text:p>
      <text:p text:style-name="P4">347</text:p>
      <text:p text:style-name="P4">27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Signups</text:span></text:span></text:p>
      <text:p text:style-name="P2">+----------------+----------+</text:p>
      <text:p text:style-name="P2">| Column Name <text:s text:c="3"/>| Type <text:s text:c="4"/>|</text:p>
      <text:p text:style-name="P2">+----------------+----------+</text:p>
      <text:p text:style-name="P2">| user_id <text:s text:c="7"/>| int <text:s text:c="5"/>|</text:p>
      <text:p text:style-name="P2">| time_stamp <text:s text:c="4"/>| datetime |</text:p>
      <text:p text:style-name="P2">+----------------+----------+</text:p>
      <text:p text:style-name="P2">user_id is the primary key for this table.</text:p>
      <text:p text:style-name="P1">Each row contains information about the signup time for the user with ID user_id.</text:p>
      <text:p text:style-name="P6"> </text:p>
      <text:p text:style-name="P5"><text:span text:style-name="T1">Table: </text:span><text:span text:style-name="Source_20_Text"><text:span text:style-name="T2">Confirmations</text:span></text:span></text:p>
      <text:p text:style-name="P2">+----------------+----------+</text:p>
      <text:p text:style-name="P2">| Column Name <text:s text:c="3"/>| Type <text:s text:c="4"/>|</text:p>
      <text:p text:style-name="P2">+----------------+----------+</text:p>
      <text:p text:style-name="P2">| user_id <text:s text:c="7"/>| int <text:s text:c="5"/>|</text:p>
      <text:p text:style-name="P2">| time_stamp <text:s text:c="4"/>| datetime |</text:p>
      <text:p text:style-name="P2">| action <text:s text:c="8"/>| ENUM <text:s text:c="4"/>|</text:p>
      <text:p text:style-name="P2">+----------------+----------+</text:p>
      <text:p text:style-name="P2">(user_id, time_stamp) is the primary key for this table.</text:p>
      <text:p text:style-name="P2">user_id is a foreign key with a reference to the Signups table.</text:p>
      <text:p text:style-name="P2">action is an ENUM of the type ('confirmed', 'timeout')</text:p>
      <text:p text:style-name="P1">Each row of this table indicates that the user with ID user_id requested a confirmation message at time_stamp and that confirmation message was either confirmed ('confirmed') or expired without confirming ('timeout').</text:p>
      <text:p text:style-name="P6"> </text:p>
      <text:p text:style-name="P5"><text:span text:style-name="T1">The </text:span><text:span text:style-name="Strong_20_Emphasis"><text:span text:style-name="T1">confirmation rate</text:span></text:span><text:span text:style-name="T1"> of a user is the number of </text:span><text:span text:style-name="Source_20_Text"><text:span text:style-name="T2">'confirmed'</text:span></text:span><text:span text:style-name="T1"> messages divided by the total number of requested confirmation messages. The confirmation rate of a user that did not request any confirmation messages is </text:span><text:span text:style-name="Source_20_Text"><text:span text:style-name="T2">0</text:span></text:span><text:span text:style-name="T1">. Round the confirmation rate to </text:span><text:span text:style-name="Strong_20_Emphasis"><text:span text:style-name="T1">two decimal</text:span></text:span><text:span text:style-name="T1"> places.</text:span></text:p>
      <text:p text:style-name="P5"><text:span text:style-name="T1">Write an SQL query to find the </text:span><text:span text:style-name="Strong_20_Emphasis"><text:span text:style-name="T1">confirmation rate</text:span></text:span><text:span text:style-name="T1"> of each user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oft-page-break/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ignups table:</text:p>
      <text:p text:style-name="P2">+---------+---------------------+</text:p>
      <text:p text:style-name="P2">| user_id | time_stamp <text:s text:c="9"/>|</text:p>
      <text:p text:style-name="P2">+---------+---------------------+</text:p>
      <text:p text:style-name="P2">| 3 <text:s text:c="6"/>| 2020-03-21 10:16:13 |</text:p>
      <text:p text:style-name="P2">| 7 <text:s text:c="6"/>| 2020-01-04 13:57:59 |</text:p>
      <text:p text:style-name="P2">| 2 <text:s text:c="6"/>| 2020-07-29 23:09:44 |</text:p>
      <text:p text:style-name="P2">| 6 <text:s text:c="6"/>| 2020-12-09 10:39:37 |</text:p>
      <text:p text:style-name="P2">+---------+---------------------+</text:p>
      <text:p text:style-name="P2">Confirmations table:</text:p>
      <text:p text:style-name="P2">+---------+---------------------+-----------+</text:p>
      <text:p text:style-name="P2">| user_id | time_stamp <text:s text:c="9"/>| action <text:s text:c="3"/>|</text:p>
      <text:p text:style-name="P2">+---------+---------------------+-----------+</text:p>
      <text:p text:style-name="P2">| 3 <text:s text:c="6"/>| 2021-01-06 03:30:46 | timeout <text:s text:c="2"/>|</text:p>
      <text:p text:style-name="P2">| 3 <text:s text:c="6"/>| 2021-07-14 14:00:00 | timeout <text:s text:c="2"/>|</text:p>
      <text:p text:style-name="P2">| 7 <text:s text:c="6"/>| 2021-06-12 11:57:29 | confirmed |</text:p>
      <text:p text:style-name="P2">| 7 <text:s text:c="6"/>| 2021-06-13 12:58:28 | confirmed |</text:p>
      <text:p text:style-name="P2">| 7 <text:s text:c="6"/>| 2021-06-14 13:59:27 | confirmed |</text:p>
      <text:p text:style-name="P2">| 2 <text:s text:c="6"/>| 2021-01-22 00:00:00 | confirmed |</text:p>
      <text:p text:style-name="P2">| 2 <text:s text:c="6"/>| 2021-02-28 23:59:59 | timeout <text:s text:c="2"/>|</text:p>
      <text:p text:style-name="P2">+---------+---------------------+-----------+</text:p>
      <text:p text:style-name="P3"><text:span text:style-name="Strong_20_Emphasis"><text:span text:style-name="T1">Output:</text:span></text:span><text:span text:style-name="T1"> </text:span></text:p>
      <text:p text:style-name="P2">+---------+-------------------+</text:p>
      <text:p text:style-name="P2">| user_id | confirmation_rate |</text:p>
      <text:p text:style-name="P2">+---------+-------------------+</text:p>
      <text:p text:style-name="P2">| 6 <text:s text:c="6"/>| 0.00 <text:s text:c="13"/>|</text:p>
      <text:p text:style-name="P2">| 3 <text:s text:c="6"/>| 0.00 <text:s text:c="13"/>|</text:p>
      <text:p text:style-name="P2">| 7 <text:s text:c="6"/>| 1.00 <text:s text:c="13"/>|</text:p>
      <text:p text:style-name="P2">| 2 <text:s text:c="6"/>| 0.50 <text:s text:c="13"/>|</text:p>
      <text:p text:style-name="P2">+---------+-------------------+</text:p>
      <text:p text:style-name="P3"><text:span text:style-name="Strong_20_Emphasis"><text:span text:style-name="T1">Explanation:</text:span></text:span><text:span text:style-name="T1"> </text:span></text:p>
      <text:p text:style-name="P2">User 6 did not request any confirmation messages. The confirmation rate is 0.</text:p>
      <text:p text:style-name="P2">User 3 made 2 requests and both timed out. The confirmation rate is 0.</text:p>
      <text:p text:style-name="P2">User 7 made 3 requests and all were confirmed. The confirmation rate is 1.</text:p>
      <text:p text:style-name="P1">User 2 made 2 requests where one was confirmed and the other timed out. The confirmation rate is 1 / 2 = 0.5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8T20:54:07.266000000</dc:date>
    <meta:editing-duration>PT9S</meta:editing-duration>
    <meta:editing-cycles>1</meta:editing-cycles>
    <meta:document-statistic meta:table-count="0" meta:image-count="0" meta:object-count="0" meta:page-count="2" meta:paragraph-count="71" meta:word-count="443" meta:character-count="2809" meta:non-whitespace-character-count="2234"/>
    <meta:generator>LibreOffice/7.2.2.2$Windows_X86_64 LibreOffice_project/02b2acce88a210515b4a5bb2e46cbfb63fe97d56</meta:generator>
  </office:meta>
</office:document-meta>
</file>